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D31634670B6AB29B.eps" manifest:media-type="image/x-eps"/>
  <manifest:file-entry manifest:full-path="Pictures/2000000200000169000000FD38D872954F07A174.eps" manifest:media-type="image/x-eps"/>
  <manifest:file-entry manifest:full-path="Pictures/2000000200000169000000FDB6399E274D967D79.eps" manifest:media-type="image/x-eps"/>
  <manifest:file-entry manifest:full-path="Pictures/2000000200000169000000FD453311BDFCCADE06.eps" manifest:media-type="image/x-eps"/>
  <manifest:file-entry manifest:full-path="Pictures/2000000200000169000000FD8A7BD0F6732E72F0.eps" manifest:media-type="image/x-eps"/>
  <manifest:file-entry manifest:full-path="Pictures/2000000200000169000000FD6CE7C66FC2202481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e66" officeooo:paragraph-rsid="00028e6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最適レギュレータの実験</text:p>
      <text:p text:style-name="P1"/>
      <text:p text:style-name="P1"/>
      <text:p text:style-name="P1">x軸周りに動かした場合</text:p>
      <text:p text:style-name="P1"><draw:frame draw:style-name="fr1" draw:name="イメージ1" text:anchor-type="paragraph" svg:width="8.58cm" svg:height="6.001cm" draw:z-index="0"><draw:image xlink:href="Pictures/2000000200000169000000FDB6399E274D967D79.eps" xlink:type="simple" xlink:show="embed" xlink:actuate="onLoad"/></draw:frame><draw:frame draw:style-name="fr2" draw:name="イメージ3" text:anchor-type="paragraph" svg:width="8.55cm" svg:height="6.001cm" draw:z-index="2"><draw:image xlink:href="Pictures/2000000200000169000000FD8A7BD0F6732E72F0.eps" xlink:type="simple" xlink:show="embed" xlink:actuate="onLoad"/></draw:frame></text:p>
      <text:p text:style-name="P1">y軸周りに動かした場合</text:p>
      <text:p text:style-name="P1"><draw:frame draw:style-name="fr1" draw:name="イメージ2" text:anchor-type="paragraph" svg:width="8.58cm" svg:height="6.001cm" draw:z-index="1"><draw:image xlink:href="Pictures/2000000200000169000000FD6CE7C66FC2202481.eps" xlink:type="simple" xlink:show="embed" xlink:actuate="onLoad"/></draw:frame><draw:frame draw:style-name="fr2" draw:name="イメージ4" text:anchor-type="paragraph" svg:width="8.55cm" svg:height="6.001cm" draw:z-index="3"><draw:image xlink:href="Pictures/2000000200000169000000FD453311BDFCCADE06.eps" xlink:type="simple" xlink:show="embed" xlink:actuate="onLoad"/></draw:frame></text:p>
      <text:p text:style-name="P1">z軸周りに動かした場合</text:p>
      <text:p text:style-name="P1"><draw:frame draw:style-name="fr3" draw:name="イメージ5" text:anchor-type="paragraph" svg:width="8.55cm" svg:height="6.001cm" draw:z-index="4"><draw:image xlink:href="Pictures/2000000200000169000000FD38D872954F07A174.eps" xlink:type="simple" xlink:show="embed" xlink:actuate="onLoad"/></draw:frame><draw:frame draw:style-name="fr2" draw:name="イメージ6" text:anchor-type="paragraph" svg:width="8.55cm" svg:height="6.001cm" draw:z-index="5"><draw:image xlink:href="Pictures/2000000200000169000000FDD31634670B6AB29B.eps" xlink:type="simple" xlink:show="embed" xlink:actuate="onLoad"/></draw:frame></text:p>
      <text:p text:style-name="P1">角速度 [ rad/s ]<text:tab/><text:tab/><text:tab/><text:tab/><text:tab/>角度 [ rad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31:54.787549273</meta:creation-date>
    <dc:date>2016-12-07T15:44:42.590831193</dc:date>
    <meta:editing-duration>PT27S</meta:editing-duration>
    <meta:editing-cycles>1</meta:editing-cycles>
    <meta:document-statistic meta:table-count="0" meta:image-count="6" meta:object-count="0" meta:page-count="1" meta:paragraph-count="5" meta:word-count="55" meta:character-count="72" meta:non-whitespace-character-count="61"/>
    <meta:generator>LibreOffice/5.1.4.2$Linux_X86_64 LibreOffice_project/10m0$Build-2</meta:generator>
  </office:meta>
</office:document-meta>
</file>